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8, 2021 (06:29:5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8T22:30:05Z</meta:creation-date>
    <dc:date>2021-06-28T22:30:05Z</dc:date>
    <meta:user-defined meta:name="date" meta:value-type="string">June  28, 2021 (06:29:5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